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bc61c" officeooo:paragraph-rsid="000bc61c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rLayout is a view group tat aligns all children in a single direction, vertically or horizontally.</text:p>
      <text:p text:style-name="P1">=&gt; You can specify the layout direct by android:orientation attribute</text:p>
      <text:p text:style-name="P1">=&gt; All children of a LinearLayout are stacked one after another, so a vertical list will only have one child per ro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19:35.295543537</meta:creation-date>
    <meta:generator>LibreOffice/6.2.7.1$Linux_X86_64 LibreOffice_project/20$Build-1</meta:generator>
    <dc:date>2019-10-04T16:22:16.666208088</dc:date>
    <meta:editing-duration>PT2M48S</meta:editing-duration>
    <meta:editing-cycles>1</meta:editing-cycles>
    <meta:document-statistic meta:table-count="0" meta:image-count="0" meta:object-count="0" meta:page-count="1" meta:paragraph-count="3" meta:word-count="48" meta:character-count="290" meta:non-whitespace-character-count="244"/>
  </office:meta>
</office:document-meta>
</file>